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parking" table:style-name="ta1"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id</text:p>
          </table:table-cell>
        </table:table-row>
      </table:table>
      <table:table table:name="lockbox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</table:table>
      <table:table table:name="stg_bin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8T09:24:34.623536641</dc:date>
    <meta:editing-duration>PT14M26S</meta:editing-duration>
    <meta:editing-cycles>8</meta:editing-cycles>
    <meta:generator>LibreOffice/7.4.3.2$Linux_X86_64 LibreOffice_project/40$Build-2</meta:generator>
    <meta:document-statistic meta:table-count="9" meta:cell-count="593" meta:object-count="0"/>
  </office:meta>
</office:document-meta>
</file>